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4000000309193D9DFFC52CC0F.png" manifest:media-type="image/png"/>
  <manifest:file-entry manifest:full-path="Pictures/10000201000002A10000002477D707578B06E38B.png" manifest:media-type="image/png"/>
  <manifest:file-entry manifest:full-path="Pictures/10000201000003E30000008B625C494B98A5B36D.png" manifest:media-type="image/png"/>
  <manifest:file-entry manifest:full-path="Pictures/10000201000002850000002C0282FB8B646174C8.png" manifest:media-type="image/png"/>
  <manifest:file-entry manifest:full-path="Pictures/100002010000028A0000002E5641763900FBEAF2.png" manifest:media-type="image/png"/>
  <manifest:file-entry manifest:full-path="Pictures/10000201000003A1000000329DB35AC5B250C5C7.png" manifest:media-type="image/png"/>
  <manifest:file-entry manifest:full-path="Pictures/100002010000051A000000AAB5BA94C43681542A.png" manifest:media-type="image/png"/>
  <manifest:file-entry manifest:full-path="Pictures/10000201000003D10000006876DD807C4BC8D3DC.png" manifest:media-type="image/png"/>
  <manifest:file-entry manifest:full-path="Pictures/100002010000011A000000EA2B5FFEF75F017C24.png" manifest:media-type="image/png"/>
  <manifest:file-entry manifest:full-path="Pictures/10000201000002630000005BB931D0CBB44B68A7.png" manifest:media-type="image/png"/>
  <manifest:file-entry manifest:full-path="Pictures/10000201000001D1000000DAAB1B86F3E7BC1E92.png" manifest:media-type="image/png"/>
  <manifest:file-entry manifest:full-path="Pictures/10000201000001170000002AED667681884B3795.png" manifest:media-type="image/png"/>
  <manifest:file-entry manifest:full-path="Pictures/10000201000004ED0000022E57A482BE9EB86C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74f6036-7fff-f609-23b2-5b2debafcd99"/><draw:frame draw:style-name="fr1" draw:name="Image1" text:anchor-type="as-char" svg:width="16.51cm" svg:height="7.303cm" draw:z-index="12"><draw:image xlink:href="Pictures/10000201000004ED0000022E57A482BE9EB86C70.png" xlink:type="simple" xlink:show="embed" xlink:actuate="onLoad" loext:mime-type="image/png"/></draw:frame></text:p>
      <text:p text:style-name="P1"><draw:frame draw:style-name="fr1" draw:name="Image2" text:anchor-type="as-char" svg:width="7.382cm" svg:height="1.111cm" draw:z-index="0"><draw:image xlink:href="Pictures/10000201000001170000002AED667681884B3795.png" xlink:type="simple" xlink:show="embed" xlink:actuate="onLoad" loext:mime-type="image/png"/></draw:frame></text:p>
      <text:p text:style-name="P1"><draw:frame draw:style-name="fr1" draw:name="Image3" text:anchor-type="as-char" svg:width="12.303cm" svg:height="5.768cm" draw:z-index="1"><draw:image xlink:href="Pictures/10000201000001D1000000DAAB1B86F3E7BC1E92.png" xlink:type="simple" xlink:show="embed" xlink:actuate="onLoad" loext:mime-type="image/png"/></draw:frame></text:p>
      <text:p text:style-name="P2">Insert one</text:p>
      <text:p text:style-name="P1"><draw:frame draw:style-name="fr1" draw:name="Image4" text:anchor-type="as-char" svg:width="16.166cm" svg:height="2.408cm" draw:z-index="2"><draw:image xlink:href="Pictures/10000201000002630000005BB931D0CBB44B68A7.png" xlink:type="simple" xlink:show="embed" xlink:actuate="onLoad" loext:mime-type="image/png"/></draw:frame></text:p>
      <text:p text:style-name="P3"><text:span text:style-name="T1">\</text:span><text:span text:style-name="T2"><draw:frame draw:style-name="fr1" draw:name="Image5" text:anchor-type="as-char" svg:width="7.461cm" svg:height="6.191cm" draw:z-index="3"><draw:image xlink:href="Pictures/100002010000011A000000EA2B5FFEF75F017C24.png" xlink:type="simple" xlink:show="embed" xlink:actuate="onLoad" loext:mime-type="image/png"/></draw:frame></text:span></text:p>
      <text:p text:style-name="P1"><text:soft-page-break/><draw:frame draw:style-name="fr1" draw:name="Image6" text:anchor-type="as-char" svg:width="16.51cm" svg:height="1.773cm" draw:z-index="4"><draw:image xlink:href="Pictures/10000201000003D10000006876DD807C4BC8D3DC.png" xlink:type="simple" xlink:show="embed" xlink:actuate="onLoad" loext:mime-type="image/png"/></draw:frame></text:p>
      <text:p text:style-name="P1"><draw:frame draw:style-name="fr1" draw:name="Image7" text:anchor-type="as-char" svg:width="16.51cm" svg:height="2.143cm" draw:z-index="5"><draw:image xlink:href="Pictures/100002010000051A000000AAB5BA94C43681542A.png" xlink:type="simple" xlink:show="embed" xlink:actuate="onLoad" loext:mime-type="image/png"/></draw:frame></text:p>
      <text:p text:style-name="P1"><draw:frame draw:style-name="fr1" draw:name="Image8" text:anchor-type="as-char" svg:width="16.51cm" svg:height="0.873cm" draw:z-index="6"><draw:image xlink:href="Pictures/10000201000003A1000000329DB35AC5B250C5C7.png" xlink:type="simple" xlink:show="embed" xlink:actuate="onLoad" loext:mime-type="image/png"/></draw:frame></text:p>
      <text:p text:style-name="P1"><draw:frame draw:style-name="fr1" draw:name="Image9" text:anchor-type="as-char" svg:width="16.51cm" svg:height="1.164cm" draw:z-index="7"><draw:image xlink:href="Pictures/100002010000028A0000002E5641763900FBEAF2.png" xlink:type="simple" xlink:show="embed" xlink:actuate="onLoad" loext:mime-type="image/png"/></draw:frame></text:p>
      <text:p text:style-name="P1"><draw:frame draw:style-name="fr1" draw:name="Image10" text:anchor-type="as-char" svg:width="16.51cm" svg:height="1.138cm" draw:z-index="8"><draw:image xlink:href="Pictures/10000201000002850000002C0282FB8B646174C8.png" xlink:type="simple" xlink:show="embed" xlink:actuate="onLoad" loext:mime-type="image/png"/></draw:frame></text:p>
      <text:p text:style-name="P1"><draw:frame draw:style-name="fr1" draw:name="Image11" text:anchor-type="as-char" svg:width="16.51cm" svg:height="0.873cm" draw:z-index="9"><draw:image xlink:href="Pictures/10000201000002A10000002477D707578B06E38B.png" xlink:type="simple" xlink:show="embed" xlink:actuate="onLoad" loext:mime-type="image/png"/></draw:frame></text:p>
      <text:p text:style-name="P1"><draw:frame draw:style-name="fr1" draw:name="Image12" text:anchor-type="as-char" svg:width="16.51cm" svg:height="1.138cm" draw:z-index="10"><draw:image xlink:href="Pictures/10000201000002C4000000309193D9DFFC52CC0F.png" xlink:type="simple" xlink:show="embed" xlink:actuate="onLoad" loext:mime-type="image/png"/></draw:frame></text:p>
      <text:p text:style-name="P1"><draw:frame draw:style-name="fr1" draw:name="Image13" text:anchor-type="as-char" svg:width="16.51cm" svg:height="2.302cm" draw:z-index="11"><draw:image xlink:href="Pictures/10000201000003E30000008B625C494B98A5B36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56:43.161665141</meta:creation-date>
    <dc:date>2022-04-05T09:58:02.166651527</dc:date>
    <meta:editing-duration>PT1M19S</meta:editing-duration>
    <meta:editing-cycles>1</meta:editing-cycles>
    <meta:document-statistic meta:table-count="0" meta:image-count="13" meta:object-count="0" meta:page-count="2" meta:paragraph-count="14" meta:word-count="3" meta:character-count="11" meta:non-whitespace-character-count="10"/>
    <meta:generator>LibreOffice/6.4.7.2$Linux_X86_64 LibreOffice_project/40$Build-2</meta:generator>
  </office:meta>
</office:document-meta>
</file>